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6pt" fo:font-weight="bold" style:font-size-asian="16pt" style:font-weight-asian="bold" style:font-size-complex="16pt" style:font-weight-complex="bold"/>
    </style:style>
    <style:style style:name="P3" style:family="paragraph" style:parent-style-name="Standard" style:list-style-name="L1"/>
    <style:style style:name="P4" style:family="paragraph" style:parent-style-name="Standard" style:list-style-name="L3"/>
    <style:style style:name="P5" style:family="paragraph" style:parent-style-name="Standard" style:list-style-name="L4"/>
    <style:style style:name="P6"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seudo-code :</text:p>
      <text:p text:style-name="Standard"/>
      <text:p text:style-name="Standard">Tous les mouvements uniforme (MRU, MCU) peuvent être représenté par une vitesse pour la roue gauche, une pour la droite, et une durée de mouvement.</text:p>
      <text:p text:style-name="Standard"/>
      <text:p text:style-name="Standard">Les mouvements peuvent parfois être exécutés en parallèle, si l'on n'a pas besoin de connaitre la position du robot en temps réel -&gt; thread ou non pour la gestion</text:p>
      <text:p text:style-name="P1">Étapes:</text:p>
      <text:list xml:id="list1597973433585898921" text:style-name="L1">
        <text:list-item>
          <text:p text:style-name="P3">Déterminer les vitesses, selon le type de mouvement, et la durée, selon la distance/angle à atteindre</text:p>
        </text:list-item>
        <text:list-item>
          <text:p text:style-name="P3">Si possibilité d'exécuter le mouvement en parallèle</text:p>
          <text:list>
            <text:list-item>
              <text:p text:style-name="P3">Ajouter le mouvement à un buffer</text:p>
            </text:list-item>
            <text:list-item>
              <text:p text:style-name="P3">Signaler au thread qu'un mouvement est disponible -&gt; il les exécute au fur et à mesure</text:p>
            </text:list-item>
          </text:list>
        </text:list-item>
        <text:list-item>
          <text:p text:style-name="P3">Sinon réaliser le mouvement</text:p>
          <text:list>
            <text:list-item>
              <text:p text:style-name="P3">Set des vitesses des moteurs</text:p>
            </text:list-item>
            <text:list-item>
              <text:p text:style-name="P3">Sleep le temps du mouvements</text:p>
            </text:list-item>
            <text:list-item>
              <text:p text:style-name="P3">Reset des vitesses.</text:p>
            </text:list-item>
          </text:list>
        </text:list-item>
      </text:list>
      <text:p text:style-name="P1">Threads nécessaires :</text:p>
      <text:list xml:id="list3395916885170409421" text:style-name="L3">
        <text:list-item>
          <text:p text:style-name="P4">le principal,</text:p>
        </text:list-item>
        <text:list-item>
          <text:p text:style-name="P4">un thread ne plus pour la gestion des mouvements</text:p>
        </text:list-item>
      </text:list>
      <text:p text:style-name="P1">Unités  (coordonnées polaires plus simples):</text:p>
      <text:list xml:id="list2466377257377039693" text:style-name="L4">
        <text:list-item>
          <text:p text:style-name="P5">Les unités pour la rotation doivent être suffisamment précises, même plus que celles de résolution du robot, car une imprécision est amplifié lors d'un mouvement polaire (par le rayon du mouvement). De plus pour éviter les overflow lors de la sommation de deux angles, il faut pouvoir stocker le double de la valeur. D'autre part un multiple de 360 l'utilisation -&gt; 32760 pour un tour complet, le double est stockable sur un entier 16bits</text:p>
        </text:list-item>
        <text:list-item>
          <text:p text:style-name="P5">Les unités pour la translation n'ont pas à être plus précises que le robot (résolution linéaire 128.8um) -&gt;129um pour utiliser des entiers. Cela permet en utilisant un entier 16bits pour la translation d'avoir un terrain de 68m de rayon, ce qui semble bien suffisant -&gt; réglé à 1m de diamètre actuelleme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CH"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1" style:font-name-asian="OpenSymbol1" style:font-name-complex="OpenSymbol1"/>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Mouvemen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31T09:28:11.602000000</meta:creation-date>
    <dc:date>2020-04-04T18:07:46.35</dc:date>
    <meta:editing-duration>PT3H3M44S</meta:editing-duration>
    <meta:editing-cycles>21</meta:editing-cycles>
    <meta:generator>OpenOffice/4.1.7$Win32 OpenOffice.org_project/417m1$Build-9800</meta:generator>
    <dc:creator>William Galand</dc:creator>
    <meta:document-statistic meta:table-count="0" meta:image-count="0" meta:object-count="0" meta:page-count="1" meta:paragraph-count="19" meta:word-count="276" meta:character-count="1593"/>
  </office:meta>
</office:document-meta>
</file>